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s moyens de protection du consommateur</text:h>
      <text:p text:style-name="Standard">Q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6T09:52:02</meta:creation-date>
    <dc:date>2015-02-06T12:11:41</dc:date>
    <meta:editing-duration>PT29M17S</meta:editing-duration>
    <meta:editing-cycles>8</meta:editing-cycles>
    <meta:generator>OpenOffice/4.1.1$Unix OpenOffice.org_project/411m6$Build-9775</meta:generator>
    <meta:document-statistic meta:table-count="0" meta:image-count="0" meta:object-count="0" meta:page-count="1" meta:paragraph-count="2" meta:word-count="7" meta:character-count="44"/>
  </office:meta>
</office:document-meta>
</file>